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398523" calcext:value-type="float">
            <text:p>-3.40E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62487" calcext:value-type="float">
            <text:p>3.86E-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821946" calcext:value-type="float">
            <text:p>-2.82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498319" calcext:value-type="float">
            <text:p>-1.50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404938" calcext:value-type="float">
            <text:p>-3.40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747758" calcext:value-type="float">
            <text:p>-6.75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.134044" calcext:value-type="float">
            <text:p>-7.13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.848361" calcext:value-type="float">
            <text:p>-6.85E+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.11641" calcext:value-type="float">
            <text:p>-1.01E+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1.17106" calcext:value-type="float">
            <text:p>-1.12E+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1.3366" calcext:value-type="float">
            <text:p>-1.13E+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.62642" calcext:value-type="float">
            <text:p>-1.06E+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9.44092" calcext:value-type="float">
            <text:p>-9.44E+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0.05557" calcext:value-type="float">
            <text:p>-1.01E+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4.66198" calcext:value-type="float">
            <text:p>-1.47E+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8.61917" calcext:value-type="float">
            <text:p>-1.86E+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2.47611" calcext:value-type="float">
            <text:p>-2.25E+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5.45372" calcext:value-type="float">
            <text:p>-2.55E+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7.69241" calcext:value-type="float">
            <text:p>-2.77E+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9.63728" calcext:value-type="float">
            <text:p>-2.96E+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1.51122" calcext:value-type="float">
            <text:p>-3.15E+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32.84999" calcext:value-type="float">
            <text:p>-3.28E+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34.35045" calcext:value-type="float">
            <text:p>-3.44E+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36.2217" calcext:value-type="float">
            <text:p>-3.62E+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7.19539" calcext:value-type="float">
            <text:p>-3.72E+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8.11992" calcext:value-type="float">
            <text:p>-3.81E+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9.26811" calcext:value-type="float">
            <text:p>-3.93E+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40.20231" calcext:value-type="float">
            <text:p>-4.02E+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40.80092" calcext:value-type="float">
            <text:p>-4.08E+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41.09779" calcext:value-type="float">
            <text:p>-4.11E+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42.18323" calcext:value-type="float">
            <text:p>-4.22E+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42.78913" calcext:value-type="float">
            <text:p>-4.28E+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43.61396" calcext:value-type="float">
            <text:p>-4.36E+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44.2161" calcext:value-type="float">
            <text:p>-4.42E+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44.38379" calcext:value-type="float">
            <text:p>-4.44E+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45.28622" calcext:value-type="float">
            <text:p>-4.53E+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45.39205" calcext:value-type="float">
            <text:p>-4.54E+0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45.65586" calcext:value-type="float">
            <text:p>-4.57E+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45.7906" calcext:value-type="float">
            <text:p>-4.58E+0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46.27359" calcext:value-type="float">
            <text:p>-4.63E+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46.68352" calcext:value-type="float">
            <text:p>-4.67E+0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47.26027" calcext:value-type="float">
            <text:p>-4.73E+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47.58118" calcext:value-type="float">
            <text:p>-4.76E+0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47.85118" calcext:value-type="float">
            <text:p>-4.79E+0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48.0892" calcext:value-type="float">
            <text:p>-4.81E+0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48.24747" calcext:value-type="float">
            <text:p>-4.82E+0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48.47099" calcext:value-type="float">
            <text:p>-4.85E+0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48.30087" calcext:value-type="float">
            <text:p>-4.83E+0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48.59453" calcext:value-type="float">
            <text:p>-4.86E+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48.94281" calcext:value-type="float">
            <text:p>-4.89E+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49.5646" calcext:value-type="float">
            <text:p>-4.96E+0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49.58607" calcext:value-type="float">
            <text:p>-4.96E+0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50.06365" calcext:value-type="float">
            <text:p>-5.01E+0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50.20709" calcext:value-type="float">
            <text:p>-5.02E+0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50.02131" calcext:value-type="float">
            <text:p>-5.00E+0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50.01499" calcext:value-type="float">
            <text:p>-5.00E+0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50.00053" calcext:value-type="float">
            <text:p>-5.00E+0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50.46456" calcext:value-type="float">
            <text:p>-5.05E+0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50.37159" calcext:value-type="float">
            <text:p>-5.04E+0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50.7396" calcext:value-type="float">
            <text:p>-5.07E+0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50.93395" calcext:value-type="float">
            <text:p>-5.09E+0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51.27399" calcext:value-type="float">
            <text:p>-5.13E+0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51.28464" calcext:value-type="float">
            <text:p>-5.13E+0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51.11752" calcext:value-type="float">
            <text:p>-5.11E+0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51.13085" calcext:value-type="float">
            <text:p>-5.11E+0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51.17403" calcext:value-type="float">
            <text:p>-5.12E+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51.21868" calcext:value-type="float">
            <text:p>-5.12E+0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51.53633" calcext:value-type="float">
            <text:p>-5.15E+0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51.81693" calcext:value-type="float">
            <text:p>-5.18E+0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52.06303" calcext:value-type="float">
            <text:p>-5.21E+0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52.06532" calcext:value-type="float">
            <text:p>-5.21E+0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51.9293" calcext:value-type="float">
            <text:p>-5.19E+0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51.8326" calcext:value-type="float">
            <text:p>-5.18E+0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51.72271" calcext:value-type="float">
            <text:p>-5.17E+0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51.87822" calcext:value-type="float">
            <text:p>-5.19E+0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52.03488" calcext:value-type="float">
            <text:p>-5.20E+0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52.31857" calcext:value-type="float">
            <text:p>-5.23E+0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52.43926" calcext:value-type="float">
            <text:p>-5.24E+0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52.43886" calcext:value-type="float">
            <text:p>-5.24E+0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52.54557" calcext:value-type="float">
            <text:p>-5.25E+0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52.47204" calcext:value-type="float">
            <text:p>-5.25E+0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52.45345" calcext:value-type="float">
            <text:p>-5.25E+0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52.28863" calcext:value-type="float">
            <text:p>-5.23E+0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52.30295" calcext:value-type="float">
            <text:p>-5.23E+0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52.52177" calcext:value-type="float">
            <text:p>-5.25E+0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52.66849" calcext:value-type="float">
            <text:p>-5.27E+0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52.9183" calcext:value-type="float">
            <text:p>-5.29E+0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52.97844" calcext:value-type="float">
            <text:p>-5.30E+0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53.07177" calcext:value-type="float">
            <text:p>-5.31E+0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52.87406" calcext:value-type="float">
            <text:p>-5.29E+0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52.85617" calcext:value-type="float">
            <text:p>-5.29E+0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52.53358" calcext:value-type="float">
            <text:p>-5.25E+0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-52.9969" calcext:value-type="float">
            <text:p>-5.30E+0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52.68887" calcext:value-type="float">
            <text:p>-5.27E+0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-53.00161" calcext:value-type="float">
            <text:p>-5.30E+0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53.3406" calcext:value-type="float">
            <text:p>-5.33E+0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-53.14339" calcext:value-type="float">
            <text:p>-5.31E+0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53.3909" calcext:value-type="float">
            <text:p>-5.34E+0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53.23099" calcext:value-type="float">
            <text:p>-5.32E+0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53.0085" calcext:value-type="float">
            <text:p>-5.30E+01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53.04604" calcext:value-type="float">
            <text:p>-5.30E+0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53.06763" calcext:value-type="float">
            <text:p>-5.31E+0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53.19441" calcext:value-type="float">
            <text:p>-5.32E+0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-53.34144" calcext:value-type="float">
            <text:p>-5.33E+0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53.4694" calcext:value-type="float">
            <text:p>-5.35E+0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53.51129" calcext:value-type="float">
            <text:p>-5.35E+0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53.67246" calcext:value-type="float">
            <text:p>-5.37E+0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-53.24969" calcext:value-type="float">
            <text:p>-5.32E+0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53.46604" calcext:value-type="float">
            <text:p>-5.35E+0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53.31197" calcext:value-type="float">
            <text:p>-5.33E+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53.30364" calcext:value-type="float">
            <text:p>-5.33E+0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53.44827" calcext:value-type="float">
            <text:p>-5.34E+0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-53.71701" calcext:value-type="float">
            <text:p>-5.37E+0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53.71642" calcext:value-type="float">
            <text:p>-5.37E+0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53.80138" calcext:value-type="float">
            <text:p>-5.38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30:40.611579761</meta:creation-date>
    <dc:date>2017-05-30T17:31:12.405712496</dc:date>
    <meta:editing-duration>PT31S</meta:editing-duration>
    <meta:editing-cycles>2</meta:editing-cycles>
    <meta:generator>LibreOffice/5.3.1.2$Linux_X86_64 LibreOffice_project/30m0$Build-2</meta:generator>
    <meta:document-statistic meta:table-count="1" meta:cell-count="230" meta:object-count="0"/>
  </office:meta>
</office:document-meta>
</file>